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bcda" officeooo:paragraph-rsid="000cbcda"/>
    </style:style>
    <style:style style:name="P2" style:family="paragraph" style:parent-style-name="Standard">
      <style:paragraph-properties fo:text-align="start" style:justify-single-word="false"/>
      <style:text-properties officeooo:rsid="000cbcda" officeooo:paragraph-rsid="000de1fe"/>
    </style:style>
    <style:style style:name="P3" style:family="paragraph" style:parent-style-name="Standard">
      <style:paragraph-properties fo:text-align="start" style:justify-single-word="false"/>
      <style:text-properties officeooo:rsid="000cbcda" officeooo:paragraph-rsid="0010c9f7"/>
    </style:style>
    <style:style style:name="P4" style:family="paragraph" style:parent-style-name="Standard">
      <style:paragraph-properties fo:text-align="start" style:justify-single-word="false"/>
      <style:text-properties officeooo:paragraph-rsid="000d072f"/>
    </style:style>
    <style:style style:name="P5" style:family="paragraph" style:parent-style-name="Standard">
      <style:paragraph-properties fo:text-align="start" style:justify-single-word="false"/>
      <style:text-properties officeooo:paragraph-rsid="0010c9f7"/>
    </style:style>
    <style:style style:name="P6" style:family="paragraph" style:parent-style-name="Standard">
      <style:paragraph-properties fo:text-align="start" style:justify-single-word="false"/>
      <style:text-properties officeooo:rsid="00112220" officeooo:paragraph-rsid="00112220"/>
    </style:style>
    <style:style style:name="T1" style:family="text">
      <style:text-properties officeooo:rsid="000cbcda"/>
    </style:style>
    <style:style style:name="T2" style:family="text">
      <style:text-properties officeooo:rsid="000d072f"/>
    </style:style>
    <style:style style:name="T3" style:family="text">
      <style:text-properties officeooo:rsid="000de1fe"/>
    </style:style>
    <style:style style:name="T4" style:family="text">
      <style:text-properties officeooo:rsid="000eef2e"/>
    </style:style>
    <style:style style:name="T5" style:family="text">
      <style:text-properties officeooo:rsid="00104f2a"/>
    </style:style>
    <style:style style:name="T6" style:family="text">
      <style:text-properties officeooo:rsid="0010c9f7"/>
    </style:style>
    <style:style style:name="T7" style:family="text">
      <style:text-properties officeooo:rsid="00112220"/>
    </style:style>
    <style:style style:name="T8" style:family="text">
      <style:text-properties officeooo:rsid="001146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 по лабораторной работе №8</text:p>
      <text:p text:style-name="P1"/>
      <text:p text:style-name="P4"><text:span text:style-name="T1">1. Я написала 1000 сложений на интах, одно чистое сложение занимает </text:span><text:span text:style-name="T5">1.6 – 2.0</text:span><text:span text:style-name="T1"> нс</text:span></text:p>
      <text:p text:style-name="P3"><text:span text:style-name="T2">Сложение на boolean, unsigned char </text:span><text:span text:style-name="T6">и </text:span><text:span text:style-name="T2">unsigned long long работает в тех же регистрах, поэтому время не поменялось</text:span></text:p>
      <text:p text:style-name="P2"/>
      <text:p text:style-name="P2"><text:span text:style-name="T3">Потом я написала сложение на double и время </text:span><text:span text:style-name="T5">стало </text:span><text:span text:style-name="T6">5.2 – 5.4 нс<text:line-break/>На float время как и на double</text:span><text:line-break/></text:p>
      <text:p text:style-name="P5"><text:span text:style-name="T4">Запись в int заняла </text:span><text:span text:style-name="T6">1.8 – 2.0 нс</text:span><text:span text:style-name="T4">, запись </text:span><text:span text:style-name="T6">запись в bool </text:span><text:span text:style-name="T7">то же</text:span><text:span text:style-name="T6">, </text:span><text:span text:style-name="T7">запись double 2.3 – 2.7 нс</text:span></text:p>
      <text:p text:style-name="P5"/>
      <text:p text:style-name="P6">2. <text:span text:style-name="T8">new на int работает 1.5 – 1.8 нс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5T17:58:05.894428041</meta:creation-date>
    <dc:date>2021-11-25T20:34:26.824812394</dc:date>
    <meta:editing-duration>PT21M21S</meta:editing-duration>
    <meta:editing-cycles>1</meta:editing-cycles>
    <meta:document-statistic meta:table-count="0" meta:image-count="0" meta:object-count="0" meta:page-count="1" meta:paragraph-count="6" meta:word-count="82" meta:character-count="440" meta:non-whitespace-character-count="358"/>
    <meta:generator>LibreOffice/6.4.7.2$Linux_X86_64 LibreOffice_project/40$Build-2</meta:generator>
  </office:meta>
</office:document-meta>
</file>